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nage directories and files</text:h>
      <text:p text:style-name="Text_20_body">Previously, you explored how to manage the file system using Linux commands. The following commands were introduced: <text:span text:style-name="Variable">mkdir</text:span>, <text:span text:style-name="Variable">rmdir</text:span>, <text:span text:style-name="Variable">touch</text:span>, <text:span text:style-name="Variable">rm</text:span>, <text:span text:style-name="Variable">mv</text:span>, and <text:span text:style-name="Variable">cp</text:span>. In this reading, you’ll review these commands, the nano text editor, and learn another way to write to files.</text:p>
      <text:h text:style-name="Heading_20_2" text:outline-level="2">Creating and modifying directories</text:h>
      <text:h text:style-name="Heading_20_3" text:outline-level="3"><text:span text:style-name="Strong_20_Emphasis">mkdir</text:span></text:h>
      <text:p text:style-name="Text_20_body">The <text:span text:style-name="Variable">mkdir</text:span> command creates a new directory. Like all of the commands presented in this reading, you can either provide the new directory as the absolute file path, which starts from the root, or as a relative file path, which starts from your current directory.</text:p>
      <text:p text:style-name="Text_20_body">For example, if you want to create a new directory called <text:span text:style-name="Variable">network</text:span> in your <text:span text:style-name="Variable">/home/analyst/logs</text:span> directory, you can enter <text:span text:style-name="Variable">mkdir /home/analyst/logs/network</text:span> to create this new directory. If you’re already in the <text:span text:style-name="Variable">/home/analyst/logs</text:span> directory, you can also create this new directory by entering <text:span text:style-name="Variable">mkdir network</text:span>.</text:p>
      <text:p text:style-name="Text_20_body"><text:span text:style-name="Strong_20_Emphasis">Pro Tip</text:span>: You can use the <text:span text:style-name="Variable">ls</text:span> command to confirm the new directory was added.</text:p>
      <text:h text:style-name="Heading_20_3" text:outline-level="3"><text:span text:style-name="Strong_20_Emphasis">rmdir</text:span></text:h>
      <text:p text:style-name="Text_20_body">The <text:span text:style-name="Variable">rmdir</text:span> command removes, or deletes, a directory. For example, entering <text:span text:style-name="Variable">rmdir /home/analyst/logs/network</text:span> would remove this empty directory from the file system.</text:p>
      <text:p text:style-name="Text_20_body"><text:span text:style-name="Strong_20_Emphasis">Note</text:span>: The <text:span text:style-name="Variable">rmdir</text:span> command cannot delete directories with files or subdirectories inside. For example, entering <text:span text:style-name="Variable">rmdir /home/analyst</text:span> returns an error message. </text:p>
      <text:h text:style-name="Heading_20_2" text:outline-level="2">Creating and modifying files</text:h>
      <text:h text:style-name="Heading_20_3" text:outline-level="3"><text:span text:style-name="Strong_20_Emphasis">touch and rm</text:span></text:h>
      <text:p text:style-name="Text_20_body">The <text:span text:style-name="Variable">touch</text:span> command creates a new file. This file won’t have any content inside. If your current directory is <text:span text:style-name="Variable">/home/analyst/reports</text:span>, entering <text:span text:style-name="Variable">touch permissions.txt</text:span> creates a new file in the <text:span text:style-name="Variable">reports</text:span> subdirectory called <text:span text:style-name="Variable">permissions.txt</text:span>.</text:p>
      <text:p text:style-name="Text_20_body">The <text:span text:style-name="Variable">rm</text:span> command removes, or deletes, a file. This command should be used carefully because it’s not easy to recover files deleted with <text:span text:style-name="Variable">rm</text:span>. To remove the permissions file you just created, enter <text:span text:style-name="Variable">rm permissions.txt</text:span>. </text:p>
      <text:p text:style-name="Text_20_body"><text:span text:style-name="Strong_20_Emphasis">Pro Tip:</text:span> You can verify that <text:span text:style-name="Variable">permissions.txt</text:span> was successfully created or removed by entering <text:span text:style-name="Variable">ls</text:span>.</text:p>
      <text:h text:style-name="Heading_20_3" text:outline-level="3"><text:span text:style-name="Strong_20_Emphasis">mv and cp</text:span></text:h>
      <text:p text:style-name="Text_20_body">You can also use <text:span text:style-name="Variable">mv</text:span> and <text:span text:style-name="Variable">cp</text:span> when working with files. The <text:span text:style-name="Variable">mv</text:span> command moves a file or directory to a new location, and the <text:span text:style-name="Variable">cp</text:span> command copies a file or directory into a new location. The first argument <text:soft-page-break/>after <text:span text:style-name="Variable">mv</text:span> or <text:span text:style-name="Variable">cp</text:span> is the file or directory you want to move or copy, and the second argument is the location you want to move or copy it to.</text:p>
      <text:p text:style-name="Text_20_body">To move <text:span text:style-name="Variable">permissions.txt</text:span> into the <text:span text:style-name="Variable">logs</text:span> subdirectory, enter <text:span text:style-name="Variable">mv permissions.txt /home/analyst/logs</text:span>. Moving a file removes the file from its original location. However, copying a file doesn’t remove it from its original location. To copy <text:span text:style-name="Variable">permissions.txt</text:span> into the <text:span text:style-name="Variable">logs</text:span> subdirectory while also keeping it in its original location, enter <text:span text:style-name="Variable">cp permissions.txt /home/analyst/logs</text:span>.</text:p>
      <text:p text:style-name="Text_20_body"><text:span text:style-name="Strong_20_Emphasis">Note</text:span>: The <text:span text:style-name="Variable">mv</text:span> command can also be used to rename files. To rename a file, pass the new name in as the second argument instead of the new location. For example, entering <text:span text:style-name="Variable">mv permissions.txt perm.txt</text:span> renames the <text:span text:style-name="Variable">permissions.txt</text:span> file to <text:span text:style-name="Variable">perm.txt</text:span>.</text:p>
      <text:h text:style-name="Heading_20_2" text:outline-level="2">nano text editor</text:h>
      <text:p text:style-name="Text_20_body"><text:span text:style-name="Strong_20_Emphasis">nano </text:span>is a command-line file editor that is available by default in many Linux distributions. Many beginners find it easy to use, and it’s widely used in the security profession. You can perform multiple basic tasks in nano, such as creating new files and modifying file contents. </text:p>
      <text:p text:style-name="Text_20_body">To open an existing file in nano from the directory that contains it, enter <text:span text:style-name="Variable">nano</text:span> followed by the file name. For example, entering <text:span text:style-name="Variable">nano permissions.txt</text:span> from the <text:span text:style-name="Variable">/home/analyst/reports</text:span> directory opens a new nano editing window with the <text:span text:style-name="Variable">permissions.txt</text:span> file open for editing. You can also provide the absolute file path to the file if you’re not in the directory that contains it.</text:p>
      <text:p text:style-name="Text_20_body">You can also create a new file in nano by entering <text:span text:style-name="Variable">nano</text:span> followed by a new file name. For example, entering <text:span text:style-name="Variable">nano authorized_users.txt</text:span> from the <text:span text:style-name="Variable">/home/analyst/reports</text:span> directory creates the <text:span text:style-name="Variable">authorized_users.txt</text:span> file within that directory and opens it in a new nano editing window.</text:p>
      <text:p text:style-name="Text_20_body">Since there isn't an auto-saving feature in nano, it’s important to save your work before exiting. To save a file in nano, use the keyboard shortcut <text:span text:style-name="Variable">Ctrl + O</text:span>. You’ll be prompted to confirm the file name before saving. To exit out of nano, use the keyboard shortcut <text:span text:style-name="Variable">Ctrl + X</text:span>.</text:p>
      <text:p text:style-name="Text_20_body"><text:span text:style-name="Strong_20_Emphasis">Note</text:span>: Vim and Emacs are also popular command-line text editors.</text:p>
      <text:h text:style-name="Heading_20_2" text:outline-level="2">Standard output redirection</text:h>
      <text:p text:style-name="Text_20_body">There’s an additional way you can write to files. Previously, you learned about standard input and standard output. <text:span text:style-name="Strong_20_Emphasis">Standard input</text:span> is information received by the OS via the command line, and <text:span text:style-name="Strong_20_Emphasis">standard output</text:span> is information returned by the OS through the shell.</text:p>
      <text:p text:style-name="Text_20_body">You’ve also learned about piping. <text:span text:style-name="Strong_20_Emphasis">Piping</text:span> sends the standard output of one command as standard input to another command for further processing. It uses the pipe character (<text:span text:style-name="Variable">|</text:span>). </text:p>
      <text:p text:style-name="Text_20_body">In addition to the pipe (<text:span text:style-name="Variable">|</text:span>), you can also use the right angle bracket (<text:span text:style-name="Variable">&gt;</text:span>) and double right angle bracket (<text:span text:style-name="Variable">&gt;&gt;</text:span>) operators to redirect standard output.</text:p>
      <text:p text:style-name="Text_20_body">When used with <text:span text:style-name="Variable">echo</text:span>, the <text:span text:style-name="Variable">&gt;</text:span> and <text:span text:style-name="Variable">&gt;&gt;</text:span> operators can be used to send the output of <text:span text:style-name="Variable">echo</text:span> to a specified file rather than the screen. The difference between the two is that <text:span text:style-name="Variable">&gt;</text:span> overwrites your existing file, and <text:span text:style-name="Variable">&gt;&gt;</text:span> <text:soft-page-break/>adds your content to the end of the existing file instead of overwriting it. The <text:span text:style-name="Variable">&gt;</text:span> operator should be used carefully, because it’s not easy to recover overwritten files.</text:p>
      <text:p text:style-name="Text_20_body">When you’re inside the directory containing the <text:span text:style-name="Variable">permissions.txt</text:span> file, entering <text:span text:style-name="Variable">echo "last updated date" &gt;&gt; permissions.txt</text:span> adds the string “last updated date” to the file contents. Entering <text:span text:style-name="Variable">echo "time" &gt; permissions.txt</text:span> after this command overwrites the entire file contents of <text:span text:style-name="Variable">permissions.txt</text:span> with the string “time”.</text:p>
      <text:p text:style-name="Text_20_body"><text:span text:style-name="Strong_20_Emphasis">Note: </text:span>Both the <text:span text:style-name="Variable">&gt;</text:span> and <text:span text:style-name="Variable">&gt;&gt;</text:span> operators will create a new file if one doesn’t already exist with your specified name.</text:p>
      <text:h text:style-name="Heading_20_2" text:outline-level="2">Key takeaways</text:h>
      <text:p text:style-name="Text_20_body">Knowing how to manage the file system in Linux is an important skill for security analysts. Useful commands for this include: <text:span text:style-name="Variable">mkdir</text:span>, <text:span text:style-name="Variable">rmdir</text:span>, <text:span text:style-name="Variable">touch</text:span>, <text:span text:style-name="Variable">rm</text:span>, <text:span text:style-name="Variable">mv</text:span>, and <text:span text:style-name="Variable">cp</text:span>. When security analysts need to write to files, they can use the nano text editor, or the <text:span text:style-name="Variable">&gt;</text:span> and <text:span text:style-name="Variable">&gt;&gt;</text:span> operator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6T03:24:18.225000000</meta:creation-date>
    <dc:date>2023-09-26T03:32:54.738000000</dc:date>
    <meta:editing-duration>PT8M36S</meta:editing-duration>
    <meta:editing-cycles>1</meta:editing-cycles>
    <meta:document-statistic meta:table-count="0" meta:image-count="0" meta:object-count="0" meta:page-count="3" meta:paragraph-count="34" meta:word-count="955" meta:character-count="5804" meta:non-whitespace-character-count="4879"/>
    <meta:generator>LibreOffice/7.4.1.2$Windows_X86_64 LibreOffice_project/3c58a8f3a960df8bc8fd77b461821e42c061c5f0</meta:generator>
  </office:meta>
</office:document-meta>
</file>